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5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00a933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10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Wings of Fire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4"/>
          <table:table-cell office:value-type="string" calcext:value-type="string">
            <text:p>Total Any</text:p>
          </table:table-cell>
          <table:table-cell table:style-name="ce3" table:formula="of:=SUM([.C2:.C100])" office:value-type="float" office:value="180" calcext:value-type="float">
            <text:p>180</text:p>
          </table:table-cell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Total W</text:p>
          </table:table-cell>
          <table:table-cell table:style-name="ce3" table:formula="of:=SUM([.D2:.D100])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B</text:p>
          </table:table-cell>
          <table:table-cell table:style-name="ce3" table:formula="of:=SUM([.E2:.E100])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U</text:p>
          </table:table-cell>
          <table:table-cell table:style-name="ce3" table:formula="of:=SUM([.F2:.F100])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R</text:p>
          </table:table-cell>
          <table:table-cell table:style-name="ce3" table:formula="of:=SUM([.G2:.G100])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G</text:p>
          </table:table-cell>
          <table:table-cell table:style-name="ce3" table:formula="of:=SUM([.H2:.H100])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Cards:</text:p>
          </table:table-cell>
          <table:table-cell table:formula="of:=COUNTA([.A2:.A100])" office:value-type="float" office:value="54" calcext:value-type="float">
            <text:p>54</text:p>
          </table:table-cell>
          <table:table-cell table:style-name="ce3"/>
          <table:table-cell table:number-columns-repeated="2"/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otal Cost:</text:p>
          </table:table-cell>
          <table:table-cell table:formula="of:=SUM([.K1:.K6])" office:value-type="float" office:value="286" calcext:value-type="float">
            <text:p>286</text:p>
          </table:table-cell>
          <table:table-cell table:number-columns-repeated="3"/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tal Colors:</text:p>
          </table:table-cell>
          <table:table-cell table:formula="of:=SUM([.K2:.K6])" office:value-type="float" office:value="106" calcext:value-type="float">
            <text:p>106</text:p>
          </table:table-cell>
          <table:table-cell table:number-columns-repeated="3"/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verage: </text:p>
          </table:table-cell>
          <table:table-cell table:style-name="ce5" table:formula="of:=SUM([.K1:.K6]) / [.K8]" office:value-type="float" office:value="5.2962962962963" calcext:value-type="float">
            <text:p>5.30</text:p>
          </table:table-cell>
          <table:table-cell table:number-columns-repeated="3"/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%</text:p>
          </table:table-cell>
          <table:table-cell table:style-name="ce10" table:formula="of:=([.K2] / [.K10]) * 100" office:value-type="float" office:value="32.0754716981132" calcext:value-type="float">
            <text:p>32.1</text:p>
          </table:table-cell>
          <table:table-cell table:style-name="ce5" table:formula="of:=[.K13] / 2.5" office:value-type="float" office:value="12.8301886792453" calcext:value-type="float">
            <text:p>12.83</text:p>
          </table:table-cell>
          <table:table-cell table:number-columns-repeated="2"/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%</text:p>
          </table:table-cell>
          <table:table-cell table:style-name="ce10" table:formula="of:=([.K3] / [.K10]) * 100" office:value-type="float" office:value="14.1509433962264" calcext:value-type="float">
            <text:p>14.2</text:p>
          </table:table-cell>
          <table:table-cell table:style-name="ce5" table:formula="of:=[.K14] / 2.5" office:value-type="float" office:value="5.66037735849057" calcext:value-type="float">
            <text:p>5.66</text:p>
          </table:table-cell>
          <table:table-cell table:number-columns-repeated="2"/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U%</text:p>
          </table:table-cell>
          <table:table-cell table:style-name="ce10" table:formula="of:=([.K3] / [.K10]) * 100" office:value-type="float" office:value="14.1509433962264" calcext:value-type="float">
            <text:p>14.2</text:p>
          </table:table-cell>
          <table:table-cell table:style-name="ce5" table:formula="of:=[.K15] / 2.5" office:value-type="float" office:value="5.66037735849057" calcext:value-type="float">
            <text:p>5.66</text:p>
          </table:table-cell>
          <table:table-cell table:number-columns-repeated="2"/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%</text:p>
          </table:table-cell>
          <table:table-cell table:style-name="ce10" table:formula="of:=([.K5] / [.K10]) * 100" office:value-type="float" office:value="16.0377358490566" calcext:value-type="float">
            <text:p>16.0</text:p>
          </table:table-cell>
          <table:table-cell table:style-name="ce5" table:formula="of:=[.K16] / 2.5" office:value-type="float" office:value="6.41509433962264" calcext:value-type="float">
            <text:p>6.42</text:p>
          </table:table-cell>
          <table:table-cell table:number-columns-repeated="2"/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%</text:p>
          </table:table-cell>
          <table:table-cell table:style-name="ce10" table:formula="of:=([.K6] / [.K10]) * 100" office:value-type="float" office:value="16.0377358490566" calcext:value-type="float">
            <text:p>16.0</text:p>
          </table:table-cell>
          <table:table-cell table:style-name="ce5" table:formula="of:=[.K17] / 2.5" office:value-type="float" office:value="6.41509433962264" calcext:value-type="float">
            <text:p>6.42</text:p>
          </table:table-cell>
          <table:table-cell table:number-columns-repeated="2"/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reatures:</text:p>
          </table:table-cell>
          <table:table-cell table:formula="of:=COUNTIF([.B1:.B99];&quot;creature&quot;)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Hailstorm, Lo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rtifacts:</text:p>
          </table:table-cell>
          <table:table-cell table:formula="of:=COUNTIF([.B2:.B100];&quot;artifact&quot;)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orceries:</text:p>
          </table:table-cell>
          <table:table-cell table:formula="of:=COUNTIF([.B3:.B101];&quot;sorcery&quot;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digo, Vengefu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nsform only, no cast</text:p>
          </table:table-cell>
        </table:table-row>
        <table:table-row table:style-name="ro1"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nchantments:</text:p>
          </table:table-cell>
          <table:table-cell table:formula="of:=COUNTIF([.B4:.B102];&quot;enchantment&quot;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digo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inkajou, Figh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acemaker, Dragon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ky, Snail Enthusia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ELLBOOK: Doubling Bowl, Invisibility Stick, Searching Coral, Turtle’s Rock</text:p>
          </table:table-cell>
        </table:table-row>
        <table:table-row table:style-name="ro1"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earless’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digo, Trapped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Moon Globe Tree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now :(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5"/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Jade Mountain Academ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Diamond Caves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Great Ice Cliff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Poison Jungle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Skywing Arena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here-No-Dragon-Goes-Hungr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ragonet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lamesilk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oon Glob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ud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Outclaw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ea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6">00/00/0000</text:date>, <text:time style:data-style-name="N2" text:time-value="20:55:52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3:40:54.042000000</meta:creation-date>
    <dc:date>2024-12-16T01:35:05.553000000</dc:date>
    <meta:editing-duration>PT2H25M7S</meta:editing-duration>
    <meta:editing-cycles>4</meta:editing-cycles>
    <meta:generator>LibreOffice/24.8.3.2$Windows_X86_64 LibreOffice_project/48a6bac9e7e268aeb4c3483fcf825c94556d9f92</meta:generator>
    <meta:document-statistic meta:table-count="1" meta:cell-count="641" meta:object-count="0"/>
  </office:meta>
</office:document-meta>
</file>